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body">
      <style:paragraph-properties fo:margin-left="0cm" fo:margin-right="0cm" fo:text-align="justify" style:justify-single-word="false" fo:text-indent="1.249cm" style:auto-text-indent="false"/>
    </style:style>
    <style:style style:name="P2" style:family="paragraph" style:parent-style-name="Text_20_body">
      <style:paragraph-properties fo:margin-left="0cm" fo:margin-right="0cm" fo:line-height="100%" fo:text-align="justify" style:justify-single-word="false" fo:text-indent="1.249cm" style:auto-text-indent="false"/>
      <style:text-properties style:font-name="Times New Roman" fo:font-size="11pt" style:font-size-asian="11pt" style:font-size-complex="11pt"/>
    </style:style>
    <style:style style:name="P3" style:family="paragraph" style:parent-style-name="Text_20_body">
      <style:paragraph-properties fo:margin-left="0cm" fo:margin-right="0cm" fo:text-align="justify" style:justify-single-word="false" fo:text-indent="1.249cm" style:auto-text-indent="false"/>
      <style:text-properties style:font-name="Times New Roman" fo:font-size="11pt" style:font-size-asian="11pt" style:font-size-complex="11pt"/>
    </style:style>
    <style:style style:name="P4" style:family="paragraph" style:parent-style-name="Text_20_body">
      <style:paragraph-properties fo:margin-left="0cm" fo:margin-right="0cm" fo:line-height="115%" fo:text-align="justify" style:justify-single-word="false" fo:text-indent="1.249cm" style:auto-text-indent="false"/>
      <style:text-properties style:font-name="Times New Roman" fo:font-size="11pt" style:font-size-asian="11pt" style:font-size-complex="11pt"/>
    </style:style>
    <style:style style:name="P5" style:family="paragraph" style:parent-style-name="Text_20_body">
      <style:paragraph-properties fo:margin-left="0cm" fo:margin-right="0cm" fo:line-height="100%" fo:text-align="justify" style:justify-single-word="false" fo:text-indent="1.249cm" style:auto-text-indent="false"/>
      <style:text-properties style:font-name="Times New Roman" fo:font-size="11pt" style:font-size-asian="11pt"/>
    </style:style>
    <style:style style:name="P6" style:family="paragraph" style:parent-style-name="Text_20_body">
      <style:paragraph-properties fo:margin-left="0cm" fo:margin-right="0cm" fo:text-align="justify" style:justify-single-word="false" fo:text-indent="1.249cm" style:auto-text-indent="false"/>
      <style:text-properties style:font-name="Times New Roman" fo:font-size="11pt" style:font-size-asian="11pt"/>
    </style:style>
    <style:style style:name="P7" style:family="paragraph" style:parent-style-name="Text_20_body">
      <style:paragraph-properties fo:margin-left="0cm" fo:margin-right="0cm" fo:line-height="115%" fo:text-align="justify" style:justify-single-word="false" fo:text-indent="1.249cm" style:auto-text-indent="false"/>
      <style:text-properties style:font-name="Times New Roman" fo:font-size="11pt" style:font-size-asian="11pt"/>
    </style:style>
    <style:style style:name="P8" style:family="paragraph" style:parent-style-name="Text_20_body">
      <style:paragraph-properties fo:margin-left="0cm" fo:margin-right="0cm" fo:line-height="100%" fo:text-align="justify" style:justify-single-word="false" fo:text-indent="1.249cm" style:auto-text-indent="false"/>
    </style:style>
    <style:style style:name="P9" style:family="paragraph" style:parent-style-name="Text_20_body">
      <style:paragraph-properties fo:margin-left="0cm" fo:margin-right="0cm" fo:line-height="100%" fo:text-align="justify" style:justify-single-word="false" fo:text-indent="1.249cm" style:auto-text-indent="false"/>
      <style:text-properties fo:color="#000000" style:font-name="Times New Roman" fo:font-size="11pt" style:font-size-asian="11pt" style:font-size-complex="11pt"/>
    </style:style>
    <style:style style:name="P10" style:family="paragraph" style:parent-style-name="Text_20_body">
      <style:paragraph-properties fo:margin-left="0cm" fo:margin-right="0cm" fo:line-height="115%" fo:text-align="justify" style:justify-single-word="false" fo:text-indent="1.249cm" style:auto-text-indent="false"/>
    </style:style>
    <style:style style:name="P11" style:family="paragraph" style:parent-style-name="Standard">
      <style:text-properties style:font-name="Times New Roman" fo:font-size="11pt" style:font-size-asian="11pt" style:font-size-complex="11pt"/>
    </style:style>
    <style:style style:name="P12" style:family="paragraph" style:parent-style-name="Text_20_body">
      <style:text-properties style:font-name="Times New Roman" fo:font-size="11pt" style:font-size-asian="11pt" style:font-size-complex="11pt"/>
    </style:style>
    <style:style style:name="P13" style:family="paragraph" style:parent-style-name="textbody" style:master-page-name="MP0">
      <style:paragraph-properties fo:margin-left="0cm" fo:margin-right="0cm" fo:text-align="justify" style:justify-single-word="false" fo:text-indent="1.249cm" style:auto-text-indent="false" style:page-number="auto" fo:break-before="page"/>
    </style:style>
    <style:style style:name="T1" style:family="text">
      <style:text-properties fo:font-size="10.5pt" style:font-size-asian="10.5pt" style:font-size-complex="10.5pt"/>
    </style:style>
    <style:style style:name="T2" style:family="text">
      <style:text-properties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3" style:family="text">
      <style:text-properties style:font-name="Times New Roman" fo:font-size="11pt" style:font-size-asian="11pt"/>
    </style:style>
    <style:style style:name="T4" style:family="text">
      <style:text-properties style:font-name="Times New Roman" fo:font-size="11pt" style:font-size-asian="11pt" style:font-size-complex="11pt"/>
    </style:style>
    <style:style style:name="T5" style:family="text">
      <style:text-properties style:font-name="Times New Roman" fo:font-size="11pt" fo:font-weight="bold" style:font-size-asian="11pt" style:font-weight-asian="bold"/>
    </style:style>
    <style:style style:name="T6" style:family="text">
      <style:text-properties style:font-name="Times New Roman" fo:font-size="11pt" fo:font-weight="bold" style:font-size-asian="11pt" style:font-weight-asian="bold" style:font-size-complex="11pt"/>
    </style:style>
    <style:style style:name="T7" style:family="text">
      <style:text-properties style:font-name="Times New Roman"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style>
    <style:style style:name="T8" style:family="text">
      <style:text-properties style:font-name="Times New Roman" fo:font-size="11pt" fo:font-weight="normal" style:font-size-asian="11pt" style:font-weight-asian="normal"/>
    </style:style>
    <style:style style:name="T9" style:family="text">
      <style:text-properties fo:color="#000000" style:font-name="Times New Roman" fo:font-size="11pt" style:font-size-asian="11pt" style:font-size-complex="11pt"/>
    </style:style>
    <style:style style:name="T10" style:family="text">
      <style:text-properties fo:color="#000000" style:font-name="Times New Roman"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fo:font-size="11pt" style:font-size-asian="11pt" style:font-size-complex="11pt"/>
    </style:style>
    <style:style style:name="T13"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Fonte_20_parág._20_padrão"><text:span text:style-name="T12">Vistos etc.</text:span></text:span></text:p>
      <text:p text:style-name="P1"><text:span text:style-name="Fonte_20_parág._20_padrão"><text:span text:style-name="T12">Trata-se de processo de execução penal, em que a Defesa requer que seja feita a detração do tempo de prisão provisória referente ao processo criminal nº 0105885-70.2020.8.20.0001, alegando que o apenado já cumpriu 1 ano, 7 meses e 25 dias de pena (evento 15).</text:span></text:span></text:p>
      <text:p text:style-name="P1"><text:span text:style-name="Fonte_20_parág._20_padrão"><text:span text:style-name="T12">Interveio o Ministério Público, opinando pelo indeferimento do pedido (evento 18).</text:span></text:span></text:p>
      <text:p text:style-name="P1"><text:span text:style-name="Fonte_20_parág._20_padrão"><text:span text:style-name="T12">Relatados.</text:span></text:span></text:p>
      <text:p text:style-name="P1"><text:span text:style-name="Fonte_20_parág._20_padrão"><text:span text:style-name="T12">Com razão o Ministério Público.</text:span></text:span></text:p>
      <text:p text:style-name="P1"><text:span text:style-name="Fonte_20_parág._20_padrão"><text:span text:style-name="T12">Isso porque a data base utilizada na guia de execução penal é a data da prisão em flagrante, sem que tenha havido nenhuma interrupção do cumprimento da pena.</text:span></text:span></text:p>
      <text:p text:style-name="P1"><text:span text:style-name="Fonte_20_parág._20_padrão"><text:span text:style-name="T12">Assim, considerando que na execução penal a detração é tempo cumprido </text:span></text:span><text:span text:style-name="Fonte_20_parág._20_padrão"><text:span text:style-name="T13">antes da data-base</text:span></text:span><text:span text:style-name="Fonte_20_parág._20_padrão"><text:span text:style-name="T12">, neste caso concreto, não há tempo a ser detraído.</text:span></text:span></text:p>
      <text:p text:style-name="P1"><text:span text:style-name="Fonte_20_parág._20_padrão"><text:span text:style-name="T12">Anoto ainda que 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span></text:span></text:p>
      <text:p text:style-name="P1"><text:span text:style-name="Fonte_20_parág._20_padrão"><text:span text:style-name="T12">Em tese, a detração não significa diminuição da pena aplicada pelo magistrado sentenciante.</text:span></text:span></text:p>
      <text:p text:style-name="P1"><text:span text:style-name="Fonte_20_parág._20_padrão"><text:span text:style-name="T12">Sendo assim, foi lançado </text:span></text:span><text:span text:style-name="Forte"><text:span text:style-name="T12">corretamente </text:span></text:span><text:span text:style-name="Fonte_20_parág._20_padrão"><text:span text:style-name="T12">na GEP a pena integral na qual foi condenado o apenado: 8 anos e 4 meses de reclusão.</text:span></text:span></text:p>
      <text:p text:style-name="P1"><text:span text:style-name="Fonte_20_parág._20_padrão"><text:span text:style-name="T12">Isto posto, indefiro o pedido da defesa.</text:span></text:span></text:p>
      <text:p text:style-name="P1"><text:span text:style-name="Fonte_20_parág._20_padrão"><text:span text:style-name="T12">P.R.I. Ciência ao MP.</text:span></text:span></text:p>
      <text:p text:style-name="P2"/>
      <text:p text:style-name="P2"/>
      <text:p text:style-name="P2"/>
      <text:p text:style-name="P2">Vistos etc.</text:p>
      <text:p text:style-name="P2">Trata-se de PEC com penas unificadas, em que o apenado requer que seja feita a detração do tempo de prisão provisória referente ao processo criminal nº 0876633-24.2020.8.20.5001, para fins de progressão de regime.</text:p>
      <text:p text:style-name="P3">Interveio o Ministério Público, opinando pelo indeferimento dos pedidos.</text:p>
      <text:p text:style-name="P2">Relatados.</text:p>
      <text:p text:style-name="P2">Com razão o Ministério Público.</text:p>
      <text:p text:style-name="P2">Isso porque a data-base utilizada na guia de execução penal, conforme jurisprudência do STJ, é a data da última prisão do apenado, ou seja, 16.12.2020.</text:p>
      <text:p text:style-name="P2">Assim, considerando que na execução penal a detração é tempo cumprido antes da data-base, neste caso concreto, se considerou para fins de detração o tempo de pena cumprido de 24.04.2019 a 16.03.2020.</text:p>
      <text:p text:style-name="P2">A partir de 16.12.2020, o tempo de prisão está sendo levado em conta como pena a ser cumprida para o alcance da progressão de regime.</text:p>
      <text:p text:style-name="P2">Ademais, em razão de outra possível interpretação do pedido da Defesa, que afirma que a juízo de conhecimento não considerou a detração para fixar o regime da pena, registro que a sentença fixou o regime semiaberto e que o apenado só está em regime fechado em razão da regressão de regime determinada no evento 76.</text:p>
      <text:p text:style-name="P4"><text:soft-page-break/>Anoto ainda que 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p>
      <text:p text:style-name="P4">Em tese, a detração não significa diminuição da pena aplicada pelo magistrado sentenciante, assim foi lançado corretamente na GEP a pena integral de 5 anos e 4 meses de reclusão, referente ao processo criminal 0876633-24.2020.8.20.5001.</text:p>
      <text:p text:style-name="P3">De outro lado, compulsando a guia de execução penal, observo que foi lançada incorretamente a fração de 16% para o crime de roubo do referido processo criminal.</text:p>
      <text:p text:style-name="P8"><text:span text:style-name="Fonte_20_parág._20_padrão"><text:span text:style-name="T4">Dispõe o art. 112, inc. III, da LEP, com redação imposta pela lei 13964/2019, que a</text:span></text:span><text:span text:style-name="Fonte_20_parág._20_padrão"><text:span text:style-name="T9"> pena privativa de liberdade será executada em forma progressiva com a transferência para regime menos rigoroso, a ser determinada pelo juiz, quando o apenado, primário, tiver cumprido ao menos 25% (vinte e cinco por cento) da pena em se tratando de crime praticado com violência ou grave ameaça à pessoa.</text:span></text:span></text:p>
      <text:p text:style-name="P2">Registro que neste caso concreto, não há de se usar a fração de 40%, em razão da arma de fogo ser apenas um simulacro.</text:p>
      <text:p text:style-name="P8"><text:span text:style-name="Fonte_20_parág._20_padrão"><text:span text:style-name="T4">Em se tratando de penas unificadas impõe-se registrar que o caput do art. 112 da LEP dispõe que a “</text:span></text:span><text:span text:style-name="Fonte_20_parág._20_padrão"><text:span text:style-name="T9">pena privativa de liberdade será executada em forma progressiva com a transferência para regime menos rigoroso, a ser determinada pelo juiz, quando o preso tiver cumprido ao menos” certo percentual dela, no caso, 25%, não dizendo que o cálculo será diferente para a pena de cada crime.</text:span></text:span></text:p>
      <text:p text:style-name="P8"><text:span text:style-name="Fonte_20_parág._20_padrão"><text:span text:style-name="T9">Neste sentido: "</text:span></text:span><text:span text:style-name="Fonte_20_parág._20_padrão"><text:span text:style-name="T4">Desse modo, não é juridicamente possível a utilização da fração de 1/6 para fins de progressão de regime apenas para o crime comum, e de 2/5 apenas para o crime hediondo, devendo ser fixado apenas um patamar de progressão para ambos os delitos" (AgRg nos EDcl no HC 668.301/SP, Rel. Ministro REYNALDO SOARES DA FONSECA, QUINTA TURMA, julgado em 08/06/2021, DJe 14/06/2021)</text:span></text:span></text:p>
      <text:p text:style-name="P9">Aqui lembro que todas as penas são somadas ou unificadas para fins de fixação do regime prisional (LEP, art. 111, caput e seu parágrafo único).</text:p>
      <text:p text:style-name="P8"><text:span text:style-name="Fonte_20_parág._20_padrão"><text:span text:style-name="T9">Por oportuno anoto que já decidi de forma diferente em outras situações, mas rendo-me à interpretação dada pelo Superior Tribunal de Justiça e evoluo minha forma de pensar, registrando que aqui não se trata de aplicar nova lei mas de </text:span></text:span><text:span text:style-name="Fonte_20_parág._20_padrão"><text:span text:style-name="T10">corrigir erro</text:span></text:span><text:span text:style-name="Fonte_20_parág._20_padrão"><text:span text:style-name="T9"> nos cálculos anteriormente feitos.</text:span></text:span></text:p>
      <text:p text:style-name="P8"><text:span text:style-name="Fonte_20_parág._20_padrão"><text:span text:style-name="T4">Isto posto, indefiro o pedido da defesa e determino, de ofício, a correção da guia de execução penal, fixando como requisito objetivo para a progressão de regime o percentual de </text:span></text:span><text:span text:style-name="Fonte_20_parág._20_padrão"><text:span text:style-name="T6">25%</text:span></text:span><text:span text:style-name="Fonte_20_parág._20_padrão"><text:span text:style-name="T4"> sobre as penas unificadas, e 1/2 para fins de livramento condicional .</text:span></text:span></text:p>
      <text:p text:style-name="P2">P.R.I. Atualize-se a GEP.</text:p>
      <text:p text:style-name="P11"/>
      <text:p text:style-name="P11"/>
      <text:p text:style-name="P12">Vistos etc.</text:p>
      <text:p text:style-name="P8"><text:span text:style-name="Fonte_20_parág._20_padrão"><text:span text:style-name="T3">Trata-se de processo de execução penal, em que o apenado requer que seja feita a detração do tempo de prisão provisória referente ao processo criminal nº </text:span></text:span>0103434-62.2018.8.20.0124<text:span text:style-name="Fonte_20_parág._20_padrão"><text:span text:style-name="T3">, alegando que o apenado está preso desde 19.11.2018.</text:span></text:span></text:p>
      <text:p text:style-name="P5">Aduz a Defesa que no dia da prolação da sentença o apenado já havia cumprido 1 ano, 9 meses e 28 dias da pena (evento 86).</text:p>
      <text:p text:style-name="P6">Interveio o Ministério Público, opinando pelo indeferimento do pedido (evento 89).</text:p>
      <text:p text:style-name="P5">Relatados.</text:p>
      <text:p text:style-name="P5">Com razão o Ministério Público.</text:p>
      <text:p text:style-name="P5">Isso porque a data base utilizada na guia de execução penal é exatamente a data apontada pela Defesa, a da prisão preventiva do apenado em 19.11.2018.</text:p>
      <text:p text:style-name="P8"><text:soft-page-break/><text:span text:style-name="Fonte_20_parág._20_padrão"><text:span text:style-name="T3">Assim, considerando que na execução penal a detração é tempo cumprido </text:span></text:span><text:span text:style-name="Strong_20_Emphasis"><text:span text:style-name="T7">antes da data-base</text:span></text:span><text:span text:style-name="Fonte_20_parág._20_padrão"><text:span text:style-name="T3">, neste caso concreto, não há tempo a ser detraído.</text:span></text:span></text:p>
      <text:p text:style-name="P7">Anoto ainda que 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p>
      <text:p text:style-name="P10"><text:span text:style-name="Fonte_20_parág._20_padrão"><text:span text:style-name="T3">Em tese,</text:span></text:span><text:span text:style-name="Strong_20_Emphasis"><text:span text:style-name="T8"> a detração não significa diminuição da pena aplicada pelo magistrado sentenciante</text:span></text:span><text:span text:style-name="Fonte_20_parág._20_padrão"><text:span text:style-name="T3">, assim, foi lançado corretamente na GEP a pena integral de 22 anos e 1 mês de reclusão.</text:span></text:span></text:p>
      <text:p text:style-name="P8"><text:span text:style-name="Fonte_20_parág._20_padrão"><text:span text:style-name="T3">Isto posto, indefiro o pedido da defesa e determino, de ofício, a correção da guia de execução penal, fixando como requisito objetivo para a progressão de regime o percentual de </text:span></text:span><text:span text:style-name="Fonte_20_parág._20_padrão"><text:span text:style-name="T5">25%</text:span></text:span><text:span text:style-name="Fonte_20_parág._20_padrão"><text:span text:style-name="T3"> sobre as penas unificadas, e 1/2 para fins de livramento condicional .</text:span></text:span></text:p>
      <text:p text:style-name="P5">P.R.I. Atualize-se a GEP.</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body"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Forte" style:family="text" style:parent-style-name="Fonte_20_parág._20_padrão">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meta:creation-date>2021-11-25T13:32:00Z</meta:creation-date>
    <dc:date>2022-11-04T11:03:47.503000000</dc:date>
    <meta:editing-cycles>4</meta:editing-cycles>
    <meta:editing-duration>PT18M51S</meta:editing-duration>
    <meta:document-statistic meta:table-count="0" meta:image-count="0" meta:object-count="0" meta:page-count="3" meta:paragraph-count="44" meta:word-count="1116" meta:character-count="6651" meta:non-whitespace-character-count="5579"/>
    <meta:template xlink:type="simple" xlink:actuate="onRequest" xlink:title="" xlink:href="Normal.dotm"/>
  </office:meta>
</office:document-meta>
</file>